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left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2.4cm" svg:height="9.8cm" svg:x="15.8cm" svg:y="6cm">
          <text:p text:style-name="P1"><text:span text:style-name="T1">??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2cm" svg:height="5.2cm" svg:x="16.4cm" svg:y="10.1cm">
          <text:p text:style-name="P1"><text:span text:style-name="T1">自作</text:span><text:span text:style-name="T1">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0.7cm" svg:height="9.8cm" svg:x="1.7cm" svg:y="6cm">
          <text:p text:style-name="P1"><text:span text:style-name="T1">実行プロセス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8cm" svg:height="3.218cm" svg:x="1.5cm" svg:y="1.4cm">
          <text:p text:style-name="P1"><text:span text:style-name="T1">Haskell</text:span></text:p>
          <text:p text:style-name="P1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" draw:text-style-name="P2" xml:id="id3" draw:id="id3" draw:layer="layout" svg:width="5.571cm" svg:height="2.7cm" svg:x="4.3cm" svg:y="7.5cm">
          <text:p text:style-name="P1"><text:span text:style-name="T1">オブジェクト</text:span></text:p>
          <text:p text:style-name="P1"><text:span text:style-name="T1">ファイ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3.777cm" svg:height="1.969cm" svg:x="8.5cm" svg:y="1.029cm">
          <draw:text-box>
            <text:p>jhcで</text:p>
            <text:p>コンパイル</text:p>
          </draw:text-box>
        </draw:frame>
        <draw:custom-shape draw:style-name="gr3" draw:text-style-name="P2" xml:id="id2" draw:id="id2" draw:layer="layout" svg:width="6.8cm" svg:height="3.218cm" svg:x="12.6cm" svg:y="1.4cm">
          <text:p text:style-name="P1"><text:span text:style-name="T1">C</text:span><text:span text:style-name="T1">言語</text:span></text:p>
          <text:p text:style-name="P1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6" draw:text-style-name="P1" draw:layer="layout" draw:type="line" svg:x1="8.3cm" svg:y1="3.009cm" svg:x2="12.6cm" svg:y2="3.009cm" draw:start-shape="id1" draw:start-glue-point="7" draw:end-shape="id2" svg:d="m8300 3009h4300" svg:viewBox="0 0 4301 1">
          <text:p/>
        </draw:connector>
        <draw:custom-shape draw:style-name="gr2" draw:text-style-name="P2" draw:layer="layout" svg:width="9.2cm" svg:height="4.6cm" svg:x="2.5cm" svg:y="10.7cm">
          <text:p text:style-name="P1"><text:span text:style-name="T1">j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671cm" svg:height="2.7cm" svg:x="3.2cm" svg:y="12.3cm">
          <text:p text:style-name="P1"><text:span text:style-name="T1">G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3.6cm" svg:height="3.4cm" svg:x="1.7cm" svg:y="16.4cm">
          <text:p text:style-name="P1"><text:span text:style-name="T1">lib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3.671cm" svg:height="2.7cm" svg:x="7.3cm" svg:y="12.3cm">
          <text:p text:style-name="P1"><text:span text:style-name="T1">簡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3.671cm" svg:height="2.7cm" svg:x="11.129cm" svg:y="16.8cm">
          <text:p text:style-name="P1"><text:span text:style-name="T1">putch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085cm" svg:y1="10.2cm" svg:x2="5.035cm" svg:y2="12.3cm" draw:start-shape="id3" draw:start-glue-point="2" draw:end-shape="id4" draw:end-glue-point="0" svg:d="m7085 10200-2050 2100" svg:viewBox="0 0 2051 2101">
          <text:p/>
        </draw:connector>
        <draw:connector draw:style-name="gr6" draw:text-style-name="P1" draw:layer="layout" draw:type="line" svg:x1="9.114cm" svg:y1="14.961cm" svg:x2="9.1cm" svg:y2="17.1cm" svg:d="m9114 14961-14 2139" svg:viewBox="0 0 15 2140">
          <text:p/>
        </draw:connector>
        <draw:connector draw:style-name="gr6" draw:text-style-name="P1" draw:layer="layout" draw:type="line" svg:x1="5.014cm" svg:y1="14.961cm" svg:x2="5cm" svg:y2="17.1cm" svg:d="m5014 14961-14 2139" svg:viewBox="0 0 15 2140">
          <text:p/>
        </draw:connector>
        <draw:connector draw:style-name="gr8" draw:text-style-name="P1" draw:layer="layout" svg:x1="9.871cm" svg:y1="8.85cm" svg:x2="12.964cm" svg:y2="16.8cm" draw:start-shape="id3" draw:start-glue-point="1" draw:end-shape="id5" draw:end-glue-point="0" svg:d="m9871 8850h3093v7950" svg:viewBox="0 0 3094 7951">
          <text:p/>
        </draw:connector>
        <draw:connector draw:style-name="gr6" draw:text-style-name="P1" draw:layer="layout" draw:type="line" svg:x1="7.085cm" svg:y1="10.2cm" svg:x2="9.135cm" svg:y2="12.3cm" draw:start-shape="id3" draw:start-glue-point="2" draw:end-shape="id6" draw:end-glue-point="0" svg:d="m7085 10200 2050 2100" svg:viewBox="0 0 2051 2101">
          <text:p/>
        </draw:connector>
        <draw:connector draw:style-name="gr8" draw:text-style-name="P1" draw:layer="layout" draw:line-skew="-0.76cm" svg:x1="16cm" svg:y1="4.279cm" svg:x2="7.085cm" svg:y2="7.5cm" draw:start-shape="id2" draw:start-glue-point="6" draw:end-shape="id3" svg:d="m16000 4279v1021h-8915v2200" svg:viewBox="0 0 8916 3222">
          <text:p/>
        </draw:connector>
        <draw:custom-shape draw:style-name="gr4" draw:text-style-name="P2" xml:id="id7" draw:id="id7" draw:layer="layout" svg:width="5.571cm" svg:height="2.7cm" svg:x="19.929cm" svg:y="6.9cm">
          <text:p text:style-name="P1"><text:span text:style-name="T1">オブジェクト</text:span></text:p>
          <text:p text:style-name="P1"><text:span text:style-name="T1">ファイ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9" draw:id="id9" draw:layer="layout" svg:width="3.2cm" svg:height="2.7cm" svg:x="17cm" svg:y="12.2cm">
          <text:p text:style-name="P1"><text:span text:style-name="T1">G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0" draw:id="id10" draw:layer="layout" svg:width="3.2cm" svg:height="2.7cm" svg:x="20.4cm" svg:y="12.2cm">
          <text:p text:style-name="P1"><text:span text:style-name="T1">簡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3.2cm" svg:height="2.7cm" svg:x="23.8cm" svg:y="12.2cm">
          <text:p text:style-name="P1"><text:span text:style-name="T1">putch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1.6cm" svg:height="3.4cm" svg:x="16.1cm" svg:y="16.4cm">
          <text:p text:style-name="P1"><text:span text:style-name="T1">ハードウェア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22.714cm" svg:y1="9.6cm" svg:x2="25.4cm" svg:y2="12.2cm" draw:start-shape="id7" draw:start-glue-point="2" draw:end-shape="id8" draw:end-glue-point="0" svg:d="m22714 9600 2686 2600" svg:viewBox="0 0 2687 2601">
          <text:p/>
        </draw:connector>
        <draw:connector draw:style-name="gr6" draw:text-style-name="P1" draw:layer="layout" draw:type="line" svg:x1="22.714cm" svg:y1="9.6cm" svg:x2="18.6cm" svg:y2="12.2cm" draw:start-shape="id7" draw:start-glue-point="2" draw:end-shape="id9" draw:end-glue-point="0" svg:d="m22714 9600-4114 2600" svg:viewBox="0 0 4115 2601">
          <text:p/>
        </draw:connector>
        <draw:connector draw:style-name="gr6" draw:text-style-name="P1" draw:layer="layout" draw:type="line" svg:x1="22.714cm" svg:y1="9.6cm" svg:x2="22cm" svg:y2="12.2cm" draw:start-shape="id7" draw:start-glue-point="2" draw:end-shape="id10" draw:end-glue-point="0" svg:d="m22714 9600-714 2600" svg:viewBox="0 0 715 2601">
          <text:p/>
        </draw:connector>
        <draw:connector draw:style-name="gr8" draw:text-style-name="P1" draw:layer="layout" draw:line-skew="-0.46cm" svg:x1="16cm" svg:y1="4.279cm" svg:x2="22.714cm" svg:y2="6.9cm" draw:start-shape="id2" draw:start-glue-point="6" draw:end-shape="id7" draw:end-glue-point="0" svg:d="m16000 4279v1021h6714v1600" svg:viewBox="0 0 6715 2622">
          <text:p/>
        </draw:connector>
        <draw:connector draw:style-name="gr6" draw:text-style-name="P1" draw:layer="layout" draw:type="line" svg:x1="22.014cm" svg:y1="14.962cm" svg:x2="22cm" svg:y2="17.099cm" svg:d="m22014 14962-14 2137" svg:viewBox="0 0 15 2138">
          <text:p/>
        </draw:connector>
        <draw:connector draw:style-name="gr6" draw:text-style-name="P1" draw:layer="layout" draw:type="line" svg:x1="18.614cm" svg:y1="14.962cm" svg:x2="18.6cm" svg:y2="17.099cm" svg:d="m18614 14962-14 2137" svg:viewBox="0 0 15 2138">
          <text:p/>
        </draw:connector>
        <draw:connector draw:style-name="gr6" draw:text-style-name="P1" draw:layer="layout" draw:type="line" svg:x1="25.414cm" svg:y1="14.963cm" svg:x2="25.4cm" svg:y2="17.1cm" svg:d="m25414 14963-14 2137" svg:viewBox="0 0 15 2138">
          <text:p/>
        </draw:connector>
        <draw:frame draw:style-name="gr5" draw:layer="layout" svg:width="3.777cm" svg:height="1.969cm" svg:x="19.923cm" svg:y="3.131cm">
          <draw:text-box>
            <text:p>GCCで</text:p>
            <text:p>コンパイル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2-12-22T22:23:43</dc:date>
    <dc:creator>Okabe Kiwamu</dc:creator>
    <meta:editing-duration>PT1H38M2S</meta:editing-duration>
    <meta:editing-cycles>121</meta:editing-cycles>
    <meta:generator>LibreOffice/3.6$Linux_X86_64 LibreOffice_project/360m1$Build-1</meta:generator>
    <meta:document-statistic meta:object-count="32"/>
  </office:meta>
</office:document-meta>
</file>